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2" style:family="table-column">
      <style:table-column-properties fo:break-before="auto" style:column-width="7.76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318cm"/>
    </style:style>
    <style:style style:name="co5" style:family="table-column">
      <style:table-column-properties fo:break-before="auto" style:column-width="4.4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 style:font-size-asian="11pt" style:font-size-complex="11pt"/>
    </style:style>
    <style:style style:name="ce2" style:family="table-cell" style:parent-style-name="Default"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 style:font-name-asian="Segoe UI" style:font-size-asian="11pt" style:font-name-complex="Tahoma" style:font-size-complex="11pt"/>
    </style:style>
    <style:style style:name="ce8" style:family="table-cell" style:parent-style-name="Default">
      <style:table-cell-properties style:text-align-source="fix" style:repeat-content="false" style:rotation-align="none" style:vertical-align="bottom"/>
      <style:paragraph-properties fo:text-align="start" fo:margin-left="0cm"/>
      <style:text-properties fo:color="#000000" style:font-name="Calibri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 style:font-size-asian="11pt" style:font-size-complex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2"/>
        <table:table-row table:style-name="ro1">
          <table:table-cell office:value-type="string" calcext:value-type="string">
            <text:p>Arma Primária</text:p>
          </table:table-cell>
          <table:table-cell table:style-name="ce1" office:value-type="string" calcext:value-type="string">
            <text:p>F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1" office:value-type="string" calcext:value-type="string">
            <text:p>Dano de rifle de assalto (%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no à vida (%)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 office:value-type="string" calcext:value-type="string">
            <text:p>Dano ao alvo exposto (%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office:value-type="string" calcext:value-type="string">
            <text:p>Otimis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Arma</text:p>
          </table:table-cell>
          <table:table-cell table:style-name="ce1"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Arma Secundária</text:p>
          </table:table-cell>
          <table:table-cell table:style-name="ce1" office:value-type="string" calcext:value-type="string">
            <text:p>Escorpi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1" office:value-type="string" calcext:value-type="string">
            <text:p>Dano de escopeta (%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no à proteção (%)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 office:value-type="string" calcext:value-type="string">
            <text:p>Chance de dano crítico (%)</text:p>
          </table:table-cell>
          <table:table-cell office:value-type="string" calcext:value-type="string">
            <text:p>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office:value-type="string" calcext:value-type="string">
            <text:p>Choque Sépt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Arma</text:p>
          </table:table-cell>
          <table:table-cell table:style-name="ce1" office:value-type="string" calcext:value-type="string">
            <text:p>Exótica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Especialização</text:p>
          </table:table-cell>
          <table:table-cell table:style-name="ce1" office:value-type="string" calcext:value-type="string">
            <text:p>Fogaréu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áscara</text:p>
          </table:table-cell>
          <table:table-cell table:style-name="ce1" office:value-type="string" calcext:value-type="string">
            <text:p>Máscara Ég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3" office:value-type="string" calcext:value-type="string">
            <text:p>Proteção balística</text:p>
          </table:table-cell>
          <table:table-cell office:value-type="float" office:value="170000" calcext:value-type="float">
            <text:p>17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 office:value-type="string" calcext:value-type="string">
            <text:p>Proteção contra efeitos (%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ficação</text:p>
          </table:table-cell>
          <table:table-cell table:style-name="ce1" office:value-type="string" calcext:value-type="string">
            <text:p>Resistência a combustão (%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office:value-type="string" calcext:value-type="string">
            <text:p>Estoicis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table:style-name="ce1" office:value-type="string" calcext:value-type="string">
            <text:p>Gear Set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ochila</text:p>
          </table:table-cell>
          <table:table-cell table:style-name="ce1" office:value-type="string" calcext:value-type="string">
            <text:p>Mochila de Mensageiro NinjaBi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3" office:value-type="string" calcext:value-type="string">
            <text:p>Dano de arma (%)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 office:value-type="string" calcext:value-type="string">
            <text:p>Proteção balística</text:p>
          </table:table-cell>
          <table:table-cell office:value-type="float" office:value="170000" calcext:value-type="float">
            <text:p>170000</text:p>
          </table:table-cell>
          <table:table-cell table:style-name="ce2" office:value-type="string" calcext:value-type="string">
            <text:p>Tier de habilidade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dificação</text:p>
          </table:table-cell>
          <table:table-cell table:style-name="ce1" office:value-type="string" calcext:value-type="string">
            <text:p>Resistência a Imobilização (%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office:value-type="string" calcext:value-type="string">
            <text:p>Engenho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table:style-name="ce1" office:value-type="string" calcext:value-type="string">
            <text:p>Exótica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Colete</text:p>
          </table:table-cell>
          <table:table-cell table:style-name="ce1" office:value-type="string" calcext:value-type="string">
            <text:p>Bate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3" office:value-type="string" calcext:value-type="string">
            <text:p>Proteção balística</text:p>
          </table:table-cell>
          <table:table-cell office:value-type="float" office:value="170000" calcext:value-type="float">
            <text:p>17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 office:value-type="string" calcext:value-type="string">
            <text:p>Vida</text:p>
          </table:table-cell>
          <table:table-cell office:value-type="float" office:value="18935" calcext:value-type="float">
            <text:p>18935</text:p>
          </table:table-cell>
          <table:table-cell office:value-type="string" calcext:value-type="string">
            <text:p>Proteção contra efeitos (%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odificação</text:p>
          </table:table-cell>
          <table:table-cell table:style-name="ce8" office:value-type="string" calcext:value-type="string">
            <text:p>Resistência a desestabilização (%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office:value-type="string" calcext:value-type="string">
            <text:p>Vanguarda Perfei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table:style-name="ce1" office:value-type="string" calcext:value-type="string">
            <text:p>Nomeada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uva</text:p>
          </table:table-cell>
          <table:table-cell table:style-name="ce1" office:value-type="string" calcext:value-type="string">
            <text:p>Luva Caval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3" office:value-type="string" calcext:value-type="string">
            <text:p>Proteção balística</text:p>
          </table:table-cell>
          <table:table-cell office:value-type="float" office:value="170000" calcext:value-type="float">
            <text:p>17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 office:value-type="string" calcext:value-type="string">
            <text:p>Proteção contra efeitos (%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ficação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office:value-type="string" calcext:value-type="string">
            <text:p>Carregan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table:style-name="ce1" office:value-type="string" calcext:value-type="string">
            <text:p>Gear Set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Coldre</text:p>
          </table:table-cell>
          <table:table-cell table:style-name="ce1" office:value-type="string" calcext:value-type="string">
            <text:p>Coldre Ég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3" office:value-type="string" calcext:value-type="string">
            <text:p>Proteção balística</text:p>
          </table:table-cell>
          <table:table-cell office:value-type="float" office:value="170000" calcext:value-type="float">
            <text:p>17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 office:value-type="string" calcext:value-type="string">
            <text:p>Proteção contra efeitos (%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ficação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office:value-type="string" calcext:value-type="string">
            <text:p>Estoicis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table:style-name="ce1" office:value-type="string" calcext:value-type="string">
            <text:p>Gear Set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Joelheira</text:p>
          </table:table-cell>
          <table:table-cell table:style-name="ce1" office:value-type="string" calcext:value-type="string">
            <text:p>Joelheiras Siderúrg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3" office:value-type="string" calcext:value-type="string">
            <text:p>Proteção balística</text:p>
          </table:table-cell>
          <table:table-cell office:value-type="float" office:value="170000" calcext:value-type="float">
            <text:p>17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 office:value-type="string" calcext:value-type="string">
            <text:p>Vida</text:p>
          </table:table-cell>
          <table:table-cell office:value-type="float" office:value="18935" calcext:value-type="float">
            <text:p>18935</text:p>
          </table:table-cell>
          <table:table-cell office:value-type="string" calcext:value-type="string">
            <text:p>Proteção contra efeitos (%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odificação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table:style-name="ce1"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Habilidade 1</text:p>
          </table:table-cell>
          <table:table-cell table:style-name="ce1" office:value-type="string" calcext:value-type="string">
            <text:p>Escudo Balístico (Bastiã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bilidade 2</text:p>
          </table:table-cell>
          <table:table-cell table:style-name="ce1" office:value-type="string" calcext:value-type="string">
            <text:p>Drone (Guardião)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Arma Reserva</text:p>
          </table:table-cell>
          <table:table-cell table:style-name="ce3" office:value-type="string" calcext:value-type="string">
            <text:p> TDI “Kard” personalizada Avançado 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1" office:value-type="string" calcext:value-type="string">
            <text:p>Dano de pistola (%)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 office:value-type="string" calcext:value-type="string">
            <text:p>Tier de habilida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office:value-type="string" calcext:value-type="string">
            <text:p>Ace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Arma</text:p>
          </table:table-cell>
          <table:table-cell table:style-name="ce1" office:value-type="string" calcext:value-type="string">
            <text:p>Nomeada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Nome da Build</text:p>
          </table:table-cell>
          <table:table-cell table:style-name="ce1" office:value-type="string" calcext:value-type="string">
            <text:p>Tank do Fieser #2</text:p>
          </table:table-cell>
          <table:table-cell table:number-columns-repeated="4"/>
        </table:table-row>
        <table:table-row table:style-name="ro1" table:number-rows-repeated="62">
          <table:table-cell table:style-name="ce2"/>
          <table:table-cell/>
          <table:table-cell table:style-name="ce2" table:number-columns-repeated="3"/>
          <table:table-cell/>
        </table:table-row>
        <table:table-row table:style-name="ro1">
          <table:table-cell table:style-name="ce2"/>
          <table:table-cell/>
          <table:table-cell table:style-name="ce2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meta:creation-date>2024-04-18T17:56:12+00:00</meta:creation-date>
    <dc:date>2024-08-21T18:44:06.455144565</dc:date>
    <dc:title>Untitled Spreadsheet</dc:title>
    <dc:description/>
    <dc:subject/>
    <meta:keyword/>
    <meta:editing-duration>PT56M17S</meta:editing-duration>
    <meta:editing-cycles>35</meta:editing-cycles>
    <meta:generator>LibreOffice/7.3.7.2$Linux_X86_64 LibreOffice_project/30$Build-2</meta:generator>
    <meta:document-statistic meta:table-count="1" meta:cell-count="137" meta:object-count="0"/>
    <meta:user-defined meta:name="Company"/>
    <meta:user-defined meta:name="category"/>
  </office:meta>
</office:document-meta>
</file>